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fo:text-align="center" style:justify-single-word="false" style:page-number="auto" fo:break-before="page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3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3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4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4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NAIRE</text:p>
      <text:p text:style-name="Standard"/>
      <text:p text:style-name="Standard"/>
      <text:p text:style-name="Standard">PARTIE : HORS CELESTIA (10)</text:p>
      <text:p text:style-name="Standard"/>
      <text:p text:style-name="Standard">- Quel trait de caractère vous correspond le plus ?</text:p>
      <text:p text:style-name="Standard">Energique (Feu)</text:p>
      <text:p text:style-name="Standard">Réfléchi (Vent)</text:p>
      <text:p text:style-name="Standard">Altruiste (Eau)</text:p>
      <text:p text:style-name="Standard">Fiable (Terre)</text:p>
      <text:p text:style-name="Standard"/>
      <text:p text:style-name="Standard">- Quel est votre signe astrologique ?</text:p>
      <text:p text:style-name="Standard">Bélier, Lion, Sagittaire (Feu)</text:p>
      <text:p text:style-name="Standard">Taureau, Vierge, Capricorne (Terre)</text:p>
      <text:p text:style-name="Standard">Gémeaux, Balance, Verseau (Vent)</text:p>
      <text:p text:style-name="Standard">Cancer, Scorpion, Poisson (Eau)</text:p>
      <text:p text:style-name="Standard"/>
      <text:p text:style-name="Standard">- Qu'est-ce qui vous rend le plus fier ?</text:p>
      <text:p text:style-name="Standard">Votre capacité à intégrer et comprendre de nouvelles informations (Air)</text:p>
      <text:p text:style-name="Standard">Votre capacité à vous faire facilement des amis (Eau)</text:p>
      <text:p text:style-name="Standard">Votre capacité à faire ce que vous voulez (Feu)</text:p>
      <text:p text:style-name="Standard">Votre capacité à garder des secrets (Terre)</text:p>
      <text:p text:style-name="Standard"/>
      <text:p text:style-name="Standard">- Comment vivez vous une défaite ?</text:p>
      <text:p text:style-name="Standard">Je dois être gagnant quelque part (Eau)</text:p>
      <text:p text:style-name="Standard">Aucun souci, je vais vite oublier (Air)</text:p>
      <text:p text:style-name="Standard">Je m'en remets difficilement (Terre)</text:p>
      <text:p text:style-name="Standard">Je prépare une revanche (Feu)</text:p>
      <text:p text:style-name="Standard"/>
      <text:p text:style-name="Standard">- De quoi détesteriez-vous qu'on vous traite ?</text:p>
      <text:p text:style-name="Standard">De personne banale (Feu)</text:p>
      <text:p text:style-name="Standard">D'égoïste (Eau)</text:p>
      <text:p text:style-name="Standard">D'ignare (Air)</text:p>
      <text:p text:style-name="Standard">D'incapable (Terre)</text:p>
      <text:p text:style-name="Standard"/>
      <text:p text:style-name="Standard">- Qu'est-ce que vous avez le plus de mal à supporter ?</text:p>
      <text:p text:style-name="Standard">La trahison (Terre)</text:p>
      <text:p text:style-name="Standard">L'envahissement (Air)</text:p>
      <text:p text:style-name="Standard">La solitude (Eau)</text:p>
      <text:p text:style-name="Standard">L'ennui (Feu)</text:p>
      <text:p text:style-name="Standard"/>
      <text:p text:style-name="Standard">- Le travail en solo ou en groupe ?</text:p>
      <text:p text:style-name="Standard">En solo</text:p>
      <text:p text:style-name="Standard">En groupe</text:p>
      <text:p text:style-name="Standard"/>
      <text:p text:style-name="Standard">- La lune ou les étoiles ?</text:p>
      <text:p text:style-name="Standard">La lune (Air)</text:p>
      <text:p text:style-name="Standard">Les étoiles (Feu)</text:p>
      <text:p text:style-name="Standard"/>
      <text:p text:style-name="Standard">- La forêt ou la rivière ?</text:p>
      <text:p text:style-name="Standard">La forêt (Terre)</text:p>
      <text:p text:style-name="Standard">La rivière (Eau)</text:p>
      <text:p text:style-name="Standard"><text:soft-page-break/></text:p>
      <text:p text:style-name="Standard"/>
      <text:p text:style-name="Standard">PARTIE : CELESTIA (8)</text:p>
      <text:p text:style-name="Standard"/>
      <text:p text:style-name="Standard">- Sous quel nom préféreriez-vous entrer dans l'histoire ?</text:p>
      <text:p text:style-name="Standard">Le ou la Sage (Terre)</text:p>
      <text:p text:style-name="Standard">Le Bon ou la Bonne (Eau)</text:p>
      <text:p text:style-name="Standard">Le Grand ou la Grande (Air)</text:p>
      <text:p text:style-name="Standard">L'Intrépide (Feu)</text:p>
      <text:p text:style-name="Standard"/>
      <text:p text:style-name="Standard">- Dans quel mode de combat vous sentiriez vous à l'aise ?</text:p>
      <text:p text:style-name="Standard">Combat au corps à corps (Feu-Terre)</text:p>
      <text:p text:style-name="Standard">Combat à distance (Air-Eau)</text:p>
      <text:p text:style-name="Standard"/>
      <text:p text:style-name="Standard">- Quelle serait votre endroit du Cercle des Mages préféré ?</text:p>
      <text:p text:style-name="Standard">La bibliothèque et la salle d'artefacts (Air)</text:p>
      <text:p text:style-name="Standard">Les jardins et les serres (Terre)</text:p>
      <text:p text:style-name="Standard">La salle tactique et le terrain d'entrainement (Feu)</text:p>
      <text:p text:style-name="Standard">Les dortoirs et le réfectoire (Eau)</text:p>
      <text:p text:style-name="Standard"/>
      <text:p text:style-name="Standard">- Dans votre formation de mage, quel cours vous intéresserait en premier ?</text:p>
      <text:p text:style-name="Standard">Botanique et étude des terrains (Terre)</text:p>
      <text:p text:style-name="Standard">Combat terrestre et rapproché (Feu)</text:p>
      <text:p text:style-name="Standard">Soins et potions (Eau)</text:p>
      <text:p text:style-name="Standard">Combat aérien et à distance (Vent)</text:p>
      <text:p text:style-name="Standard">Technologie et magie (Foudre)</text:p>
      <text:p text:style-name="Standard">Métamorphose et génétique (Vie)</text:p>
      <text:p text:style-name="Standard">Magie constructive et tactique (Glace)</text:p>
      <text:p text:style-name="Standard">Armes et artefacts (Magma)</text:p>
      <text:p text:style-name="Standard"/>
      <text:p text:style-name="Standard">- Quel cours secondaire voudriez-vous avoir ?</text:p>
      <text:p text:style-name="Standard">Botanique et étude des terrains (Terre)</text:p>
      <text:p text:style-name="Standard">Combat terrestre et rapproché (Feu)</text:p>
      <text:p text:style-name="Standard">Soins et potions (Eau)</text:p>
      <text:p text:style-name="Standard">Combat aérien et à distance (Vent)</text:p>
      <text:p text:style-name="Standard">Technologie et magie (Foudre)</text:p>
      <text:p text:style-name="Standard">Métamorphose et génétique (Vie)</text:p>
      <text:p text:style-name="Standard">Magie constructive et tactique (Glace)</text:p>
      <text:p text:style-name="Standard">Armes et artefacts (Magma)</text:p>
      <text:p text:style-name="Standard"/>
      <text:p text:style-name="Standard">- Un Wendigo de 250 mètres approche à l'horizon. Vous sonnez l'alerte puis, que faites-vous en premier ?</text:p>
      <text:p text:style-name="Standard">Vous cherchez votre équipement pour vous parer au combat (Feu)</text:p>
      <text:p text:style-name="Standard">Vous rejoignez votre capitaine pour recevoir ses consignes (Terre)</text:p>
      <text:p text:style-name="Standard">Vous réfléchissez à un moyen d'évacuer la ville en toute urgence (Eau)</text:p>
      <text:p text:style-name="Standard">Vous prévoyez une stratégie en fonction de sa trajectoire et son temps d'arrivée (Air)</text:p>
      <text:p text:style-name="Standard"/>
      <text:p text:style-name="Standard">- Au combat, quelle serait votre doctrine ?<text:line-break/>Qui ne risque rien, n'a aucune chance de gagner (Feu)</text:p>
      <text:p text:style-name="Standard">Si l'on y croit ensemble, tout est possible (Eau)</text:p>
      <text:p text:style-name="Standard">La survie revient au plus préparé (Air)</text:p>
      <text:p text:style-name="Standard">Les actions ont plus d'effet que les mots (Terre)</text:p>
      <text:p text:style-name="Standard"><text:soft-page-break/></text:p>
      <text:p text:style-name="Standard">- Quel serait votre familier ?</text:p>
      <text:p text:style-name="Standard">Un animal à plumes (Air)</text:p>
      <text:p text:style-name="Standard">Un animal à poils (Feu)</text:p>
      <text:p text:style-name="Standard">Un animal à écailles (Eau)</text:p>
      <text:p text:style-name="Standard">Autre (Terre)</text:p>
      <text:p text:style-name="Standard"/>
      <text:p text:style-name="Standard"/>
      <text:p text:style-name="Standard">PARTIE : FIN (1)</text:p>
      <text:p text:style-name="Standard"/>
      <text:p text:style-name="Standard">- Quel mage élémentaire souhaiteriez vous être ?</text:p>
      <text:p text:style-name="Standard">Feu</text:p>
      <text:p text:style-name="Standard">Air</text:p>
      <text:p text:style-name="Standard">Terre</text:p>
      <text:p text:style-name="Standard">Eau</text:p>
      <text:p text:style-name="Standard">Foudre</text:p>
      <text:p text:style-name="Standard">Glace</text:p>
      <text:p text:style-name="Standard">Magma</text:p>
      <text:p text:style-name="Standard">Vie</text:p>
      <text:p text:style-name="Standard">Lumiè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style:font-name="Times New Roman" fo:font-size="18pt" fo:font-weight="bold" style:font-name-asian="SimSun" style:font-size-asian="18pt" style:font-weight-asian="bold" style:font-size-complex="18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21cm" fo:orphans="2" fo:widows="2" fo:hyphenation-ladder-count="no-limit" style:vertical-align="auto"/>
      <style:text-properties style:letter-kerning="false" style:font-name-asian="Times New Roman" style:language-asian="fr" style:country-asian="FR" style:font-name-complex="Times New Roman" style:language-complex="ar" style:country-complex="SA" fo:hyphenate="true" fo:hyphenation-remain-char-count="0" fo:hyphenation-push-char-count="0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Élevé" style:family="text" style:parent-style-name="Police_20_par_20_défau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WW_5f_CharLFO2LVL1" style:display-name="WW_CharLFO2LVL1" style:family="text">
      <style:text-properties style:font-name="Symbol" fo:font-size="10pt" style:font-size-asian="10pt"/>
    </style:style>
    <style:style style:name="WW_5f_CharLFO2LVL2" style:display-name="WW_CharLFO2LVL2" style:family="text">
      <style:text-properties style:font-name="Courier New" fo:font-size="10pt" style:font-size-asian="10pt"/>
    </style:style>
    <style:style style:name="WW_5f_CharLFO2LVL3" style:display-name="WW_CharLFO2LVL3" style:family="text">
      <style:text-properties style:font-name="Wingdings" fo:font-size="10pt" style:font-size-asian="10pt"/>
    </style:style>
    <style:style style:name="WW_5f_CharLFO2LVL4" style:display-name="WW_CharLFO2LVL4" style:family="text">
      <style:text-properties style:font-name="Wingdings" fo:font-size="10pt" style:font-size-asian="10pt"/>
    </style:style>
    <style:style style:name="WW_5f_CharLFO2LVL5" style:display-name="WW_CharLFO2LVL5" style:family="text">
      <style:text-properties style:font-name="Wingdings" fo:font-size="10pt" style:font-size-asian="10pt"/>
    </style:style>
    <style:style style:name="WW_5f_CharLFO2LVL6" style:display-name="WW_CharLFO2LVL6" style:family="text">
      <style:text-properties style:font-name="Wingdings" fo:font-size="10pt" style:font-size-asian="10pt"/>
    </style:style>
    <style:style style:name="WW_5f_CharLFO2LVL7" style:display-name="WW_CharLFO2LVL7" style:family="text">
      <style:text-properties style:font-name="Wingdings" fo:font-size="10pt" style:font-size-asian="10pt"/>
    </style:style>
    <style:style style:name="WW_5f_CharLFO2LVL8" style:display-name="WW_CharLFO2LVL8" style:family="text">
      <style:text-properties style:font-name="Wingdings" fo:font-size="10pt" style:font-size-asian="10pt"/>
    </style:style>
    <style:style style:name="WW_5f_CharLFO2LVL9" style:display-name="WW_CharLFO2LVL9" style:family="text">
      <style:text-properties style:font-name="Wingdings" fo:font-size="10pt" style:font-size-asian="10pt"/>
    </style:style>
    <style:style style:name="WW_5f_CharLFO3LVL1" style:display-name="WW_CharLFO3LVL1" style:family="text">
      <style:text-properties style:font-name="Symbol" fo:font-size="10pt" style:font-size-asian="10pt"/>
    </style:style>
    <style:style style:name="WW_5f_CharLFO3LVL2" style:display-name="WW_CharLFO3LVL2" style:family="text">
      <style:text-properties style:font-name="Courier New" fo:font-size="10pt" style:font-size-asian="10pt"/>
    </style:style>
    <style:style style:name="WW_5f_CharLFO3LVL3" style:display-name="WW_CharLFO3LVL3" style:family="text">
      <style:text-properties style:font-name="Wingdings" fo:font-size="10pt" style:font-size-asian="10pt"/>
    </style:style>
    <style:style style:name="WW_5f_CharLFO3LVL4" style:display-name="WW_CharLFO3LVL4" style:family="text">
      <style:text-properties style:font-name="Wingdings" fo:font-size="10pt" style:font-size-asian="10pt"/>
    </style:style>
    <style:style style:name="WW_5f_CharLFO3LVL5" style:display-name="WW_CharLFO3LVL5" style:family="text">
      <style:text-properties style:font-name="Wingdings" fo:font-size="10pt" style:font-size-asian="10pt"/>
    </style:style>
    <style:style style:name="WW_5f_CharLFO3LVL6" style:display-name="WW_CharLFO3LVL6" style:family="text">
      <style:text-properties style:font-name="Wingdings" fo:font-size="10pt" style:font-size-asian="10pt"/>
    </style:style>
    <style:style style:name="WW_5f_CharLFO3LVL7" style:display-name="WW_CharLFO3LVL7" style:family="text">
      <style:text-properties style:font-name="Wingdings" fo:font-size="10pt" style:font-size-asian="10pt"/>
    </style:style>
    <style:style style:name="WW_5f_CharLFO3LVL8" style:display-name="WW_CharLFO3LVL8" style:family="text">
      <style:text-properties style:font-name="Wingdings" fo:font-size="10pt" style:font-size-asian="10pt"/>
    </style:style>
    <style:style style:name="WW_5f_CharLFO3LVL9" style:display-name="WW_CharLFO3LVL9" style:family="text">
      <style:text-properties style:font-name="Wingdings" fo:font-size="10pt" style:font-size-asian="10pt"/>
    </style:style>
    <style:style style:name="WW_5f_CharLFO4LVL1" style:display-name="WW_CharLFO4LVL1" style:family="text">
      <style:text-properties style:font-name="Symbol" fo:font-size="10pt" style:font-size-asian="10pt"/>
    </style:style>
    <style:style style:name="WW_5f_CharLFO4LVL2" style:display-name="WW_CharLFO4LVL2" style:family="text">
      <style:text-properties style:font-name="Courier New" fo:font-size="10pt" style:font-size-asian="10pt"/>
    </style:style>
    <style:style style:name="WW_5f_CharLFO4LVL3" style:display-name="WW_CharLFO4LVL3" style:family="text">
      <style:text-properties style:font-name="Wingdings" fo:font-size="10pt" style:font-size-asian="10pt"/>
    </style:style>
    <style:style style:name="WW_5f_CharLFO4LVL4" style:display-name="WW_CharLFO4LVL4" style:family="text">
      <style:text-properties style:font-name="Wingdings" fo:font-size="10pt" style:font-size-asian="10pt"/>
    </style:style>
    <style:style style:name="WW_5f_CharLFO4LVL5" style:display-name="WW_CharLFO4LVL5" style:family="text">
      <style:text-properties style:font-name="Wingdings" fo:font-size="10pt" style:font-size-asian="10pt"/>
    </style:style>
    <style:style style:name="WW_5f_CharLFO4LVL6" style:display-name="WW_CharLFO4LVL6" style:family="text">
      <style:text-properties style:font-name="Wingdings" fo:font-size="10pt" style:font-size-asian="10pt"/>
    </style:style>
    <style:style style:name="WW_5f_CharLFO4LVL7" style:display-name="WW_CharLFO4LVL7" style:family="text">
      <style:text-properties style:font-name="Wingdings" fo:font-size="10pt" style:font-size-asian="10pt"/>
    </style:style>
    <style:style style:name="WW_5f_CharLFO4LVL8" style:display-name="WW_CharLFO4LVL8" style:family="text">
      <style:text-properties style:font-name="Wingdings" fo:font-size="10pt" style:font-size-asian="10pt"/>
    </style:style>
    <style:style style:name="WW_5f_CharLFO4LVL9" style:display-name="WW_CharLFO4LVL9" style:family="text">
      <style:text-properties style:font-name="Wingdings" fo:font-size="10pt" style:font-size-asian="10pt"/>
    </style:style>
    <style:style style:name="WW_5f_CharLFO5LVL1" style:display-name="WW_CharLFO5LVL1" style:family="text">
      <style:text-properties style:font-name="Symbol" fo:font-size="10pt" style:font-size-asian="10pt"/>
    </style:style>
    <style:style style:name="WW_5f_CharLFO5LVL2" style:display-name="WW_CharLFO5LVL2" style:family="text">
      <style:text-properties style:font-name="Courier New" fo:font-size="10pt" style:font-size-asian="10pt"/>
    </style:style>
    <style:style style:name="WW_5f_CharLFO5LVL3" style:display-name="WW_CharLFO5LVL3" style:family="text">
      <style:text-properties style:font-name="Wingdings" fo:font-size="10pt" style:font-size-asian="10pt"/>
    </style:style>
    <style:style style:name="WW_5f_CharLFO5LVL4" style:display-name="WW_CharLFO5LVL4" style:family="text">
      <style:text-properties style:font-name="Wingdings" fo:font-size="10pt" style:font-size-asian="10pt"/>
    </style:style>
    <style:style style:name="WW_5f_CharLFO5LVL5" style:display-name="WW_CharLFO5LVL5" style:family="text">
      <style:text-properties style:font-name="Wingdings" fo:font-size="10pt" style:font-size-asian="10pt"/>
    </style:style>
    <style:style style:name="WW_5f_CharLFO5LVL6" style:display-name="WW_CharLFO5LVL6" style:family="text">
      <style:text-properties style:font-name="Wingdings" fo:font-size="10pt" style:font-size-asian="10pt"/>
    </style:style>
    <style:style style:name="WW_5f_CharLFO5LVL7" style:display-name="WW_CharLFO5LVL7" style:family="text">
      <style:text-properties style:font-name="Wingdings" fo:font-size="10pt" style:font-size-asian="10pt"/>
    </style:style>
    <style:style style:name="WW_5f_CharLFO5LVL8" style:display-name="WW_CharLFO5LVL8" style:family="text">
      <style:text-properties style:font-name="Wingdings" fo:font-size="10pt" style:font-size-asian="10pt"/>
    </style:style>
    <style:style style:name="WW_5f_CharLFO5LVL9" style:display-name="WW_CharLFO5LVL9" style:family="text">
      <style:text-properties style:font-name="Wingdings"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creation-date>2018-12-11T17:11:00Z</meta:creation-date>
    <dc:date>2019-06-28T14:07:25.80</dc:date>
    <meta:editing-cycles>45</meta:editing-cycles>
    <meta:editing-duration>PT3H30M4S</meta:editing-duration>
    <meta:document-statistic meta:table-count="0" meta:image-count="0" meta:object-count="0" meta:page-count="3" meta:paragraph-count="98" meta:word-count="540" meta:character-count="3133"/>
    <meta:template xlink:type="simple" xlink:actuate="onRequest" xlink:title="" xlink:href="Normal.dotm"/>
  </office:meta>
</office:document-meta>
</file>